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79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19cm" svg:height="0.141cm" svg:x="0.091cm" svg:y="0.1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819cm" svg:height="0.141cm" svg:x="0.091cm" svg:y="0.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819cm" svg:height="0.141cm" svg:x="0.091cm" svg:y="0.71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05:47.145001487</meta:creation-date>
    <dc:date>2023-05-02T11:24:33.791417665</dc:date>
    <meta:editing-duration>PT57M30S</meta:editing-duration>
    <meta:editing-cycles>11</meta:editing-cycles>
    <meta:generator>LibreOffice/7.4.0.3$MacOSX_X86_64 LibreOffice_project/f85e47c08ddd19c015c0114a68350214f7066f5a</meta:generator>
    <meta:document-statistic meta:object-count="4"/>
  </office:meta>
</office:document-meta>
</file>